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10b3e3"/>
    </style:style>
    <style:style style:name="P2" style:family="paragraph" style:parent-style-name="Table_20_Contents">
      <style:text-properties style:font-name="Times New Roman" fo:font-weight="bold" officeooo:rsid="001a75a1" officeooo:paragraph-rsid="0010b3e3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10b3e3"/>
    </style:style>
    <style:style style:name="P4" style:family="paragraph" style:parent-style-name="Table_20_Contents">
      <style:text-properties style:font-name="Times New Roman" fo:font-size="10pt" officeooo:rsid="001a75a1" officeooo:paragraph-rsid="0010b3e3" style:font-size-asian="10pt" style:font-size-complex="10pt"/>
    </style:style>
    <style:style style:name="P5" style:family="paragraph" style:parent-style-name="Table_20_Contents">
      <style:text-properties style:font-name="Times New Roman" officeooo:paragraph-rsid="0010b3e3"/>
    </style:style>
    <style:style style:name="P6" style:family="paragraph" style:parent-style-name="Table_20_Contents">
      <style:text-properties style:font-name="Times New Roman" officeooo:rsid="00124577" officeooo:paragraph-rsid="00124577"/>
    </style:style>
    <style:style style:name="P7" style:family="paragraph" style:parent-style-name="Table_20_Contents">
      <style:text-properties style:font-name="Times New Roman" fo:font-size="10pt" officeooo:paragraph-rsid="0010b3e3" style:font-size-asian="10pt" style:font-size-complex="10pt"/>
    </style:style>
    <style:style style:name="P8" style:family="paragraph" style:parent-style-name="Table_20_Contents">
      <style:text-properties style:font-name="Times New Roman" officeooo:rsid="001373e6" officeooo:paragraph-rsid="001373e6"/>
    </style:style>
    <style:style style:name="P9" style:family="paragraph" style:parent-style-name="Table_20_Contents">
      <style:text-properties style:font-name="Times New Roman" officeooo:rsid="0013ad2f" officeooo:paragraph-rsid="0013ad2f"/>
    </style:style>
    <style:style style:name="P10" style:family="paragraph" style:parent-style-name="Text_20_body">
      <style:paragraph-properties fo:text-align="center" style:justify-single-word="false"/>
      <style:text-properties style:font-name="Times New Roman" officeooo:rsid="0010b3e3" officeooo:paragraph-rsid="0010b3e3"/>
    </style:style>
    <style:style style:name="P11" style:family="paragraph" style:parent-style-name="Text_20_body">
      <style:paragraph-properties fo:text-align="start" style:justify-single-word="false"/>
      <style:text-properties style:font-name="Times New Roman" officeooo:rsid="001373e6" officeooo:paragraph-rsid="001373e6"/>
    </style:style>
    <style:style style:name="P12" style:family="paragraph" style:parent-style-name="Text_20_body">
      <style:paragraph-properties fo:text-align="start" style:justify-single-word="false"/>
      <style:text-properties style:font-name="Times New Roman" officeooo:rsid="00144a28" officeooo:paragraph-rsid="00144a28"/>
    </style:style>
    <style:style style:name="T1" style:family="text">
      <style:text-properties officeooo:rsid="00122f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enetration Testing / <text:span text:style-name="T1">Red Teaming</text:span></text:p>
      <text:p text:style-name="P11">John Hammond</text:p>
      <text:p text:style-name="P11">Hackersploit</text:p>
      <text:p text:style-name="P11">Thecybermentor</text:p>
      <text:p text:style-name="P11">securityf2d</text:p>
      <text:p text:style-name="P12">Loi Liang Yang</text:p>
      <text:p text:style-name="P12">Coding Tech</text:p>
      <text:p text:style-name="P12">HackerOne</text:p>
      <text:p text:style-name="P12">Jesse Campos</text:p>
      <text:p text:style-name="P12">Nova Computing</text:p>
      <text:p text:style-name="P12">Hacking Video Tutorial – Hellbound Hackers</text:p>
      <text:p text:style-name="P12">Fredrik Christenson</text:p>
      <text:p text:style-name="P12">LiveOverflow</text:p>
      <text:p text:style-name="P12">zSecurity</text:p>
      <table:table table:name="Table1" table:style-name="Table1">
        <table:table-column table:style-name="Table1.A"/>
        <table:table-column table:style-name="Table1.B"/>
        <table:table-row table:style-name="TableLine1684173507184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7"/>
          </table:table-cell>
        </table:table-row>
        <table:table-row table:style-name="TableLine1684173504736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41735080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41732713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6464">
          <table:table-cell table:style-name="Table1.A1" office:value-type="string">
            <text:p text:style-name="P6">Freecodecamp.org</text:p>
            <text:p text:style-name="P6">John Hammond</text:p>
            <text:p text:style-name="P6">Improve Cybersecurity Skills with CTFs - PicoCTF Walkthrough (2018)</text:p>
          </table:table-cell>
          <table:table-cell table:style-name="Table1.A1" office:value-type="string">
            <text:p text:style-name="P7"><text:a xlink:type="simple" xlink:href="https://youtu.be/uIkxsBgkpj8" text:style-name="Internet_20_link" text:visited-style-name="Visited_20_Internet_20_Link">https://youtu.be/uIkxsBgkpj8</text:a> </text:p>
          </table:table-cell>
        </table:table-row>
        <table:table-row table:style-name="TableLine1684173273808">
          <table:table-cell table:style-name="Table1.A1" office:value-type="string">
            <text:p text:style-name="P6">Freecodecamp.org</text:p>
            <text:p text:style-name="P6">TheCyberMentor</text:p>
            <text:p text:style-name="P6">Full Ethical Hacking Course - Network Penetration Testing for Beginners (2019)</text:p>
          </table:table-cell>
          <table:table-cell table:style-name="Table1.A1" office:value-type="string">
            <text:p text:style-name="P7"><text:a xlink:type="simple" xlink:href="https://youtu.be/3Kq1MIfTWCE" text:style-name="Internet_20_link" text:visited-style-name="Visited_20_Internet_20_Link">https://youtu.be/3Kq1MIfTWCE</text:a> </text:p>
          </table:table-cell>
        </table:table-row>
        <table:table-row table:style-name="TableLine1684173274352">
          <table:table-cell table:style-name="Table1.A1" office:value-type="string">
            <text:p text:style-name="P8">Freecodecamp.org</text:p>
            <text:p text:style-name="P8">Hackersploit</text:p>
            <text:p text:style-name="P8">Ethical Hacking 101: Web App Penetration Testing - a full course for beginners</text:p>
          </table:table-cell>
          <table:table-cell table:style-name="Table1.A1" office:value-type="string">
            <text:p text:style-name="P7"><text:a xlink:type="simple" xlink:href="https://youtu.be/2_lswM1S264" text:style-name="Internet_20_link" text:visited-style-name="Visited_20_Internet_20_Link">https://youtu.be/2_lswM1S264</text:a> </text:p>
          </table:table-cell>
        </table:table-row>
        <table:table-row table:style-name="TableLine1684173270000">
          <table:table-cell table:style-name="Table1.A1" office:value-type="string">
            <text:p text:style-name="P8">Freecodecamp.org</text:p>
            <text:p text:style-name="P8">TheCyberMentor</text:p>
            <text:p text:style-name="P8">Linux for Ethical Hackers (Kali Linux Tutorial)</text:p>
          </table:table-cell>
          <table:table-cell table:style-name="Table1.A1" office:value-type="string">
            <text:p text:style-name="P7"><text:a xlink:type="simple" xlink:href="https://youtu.be/lZAoFs75_cs" text:style-name="Internet_20_link" text:visited-style-name="Visited_20_Internet_20_Link">https://youtu.be/lZAoFs75_cs</text:a> </text:p>
          </table:table-cell>
        </table:table-row>
        <table:table-row table:style-name="TableLine1684173260752">
          <table:table-cell table:style-name="Table1.A1" office:value-type="string">
            <text:p text:style-name="P8">Freecodecamp.org</text:p>
            <text:p text:style-name="P8">Sagar Bansal</text:p>
            <text:p text:style-name="P8">Penetration Testing: Gophish Tutorial (Phishing Framework)</text:p>
          </table:table-cell>
          <table:table-cell table:style-name="Table1.A1" office:value-type="string">
            <text:p text:style-name="P7"><text:a xlink:type="simple" xlink:href="https://youtu.be/S6S5JF6Gou0" text:style-name="Internet_20_link" text:visited-style-name="Visited_20_Internet_20_Link">https://youtu.be/S6S5JF6Gou0</text:a> </text:p>
          </table:table-cell>
        </table:table-row>
        <table:table-row table:style-name="TableLine168417327462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4896">
          <table:table-cell table:style-name="Table1.A1" office:value-type="string">
            <text:p text:style-name="P9">Hacking Android (and android apps)</text:p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Line1684173262112">
          <table:table-cell table:style-name="Table1.A1" office:value-type="string">
            <text:p text:style-name="P9">Hacking iOS (and iOS apps)</text:p>
          </table:table-cell>
          <table:table-cell table:style-name="Table1.A1" office:value-type="string">
            <text:p text:style-name="P7"/>
          </table:table-cell>
        </table:table-row>
        <table:table-row table:style-name="TableLine16841732675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76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54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83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91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4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57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16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89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02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3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97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05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42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65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62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68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53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70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78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1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1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19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23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2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45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08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48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51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661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947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95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85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41732789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06.950000000</meta:creation-date>
    <dc:date>2021-08-19T04:32:14.311000000</dc:date>
    <meta:editing-duration>PT1H12M6S</meta:editing-duration>
    <meta:editing-cycles>3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40" meta:word-count="110" meta:character-count="946" meta:non-whitespace-character-count="870"/>
  </office:meta>
</office:document-meta>
</file>